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27" manifest:media-type="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7f8bf" officeooo:paragraph-rsid="00063c85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63c85" officeooo:paragraph-rsid="00063c85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83f96" officeooo:paragraph-rsid="00063c85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83f96" officeooo:paragraph-rsid="00083f96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83f96" officeooo:paragraph-rsid="0009b3ed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9b3ed" officeooo:paragraph-rsid="0009b3ed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ce52d" officeooo:paragraph-rsid="000ce52d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e384a" officeooo:paragraph-rsid="000e384a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e384a" officeooo:paragraph-rsid="000ce52d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f8029" officeooo:paragraph-rsid="000f8029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1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0747f" officeooo:paragraph-rsid="0010747f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2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0747f" officeooo:paragraph-rsid="0010bfa6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0bfa6" officeooo:paragraph-rsid="0010bfa6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2a8f1" officeooo:paragraph-rsid="0012a8f1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5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36cbb" officeooo:paragraph-rsid="00136cbb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37f96" officeooo:paragraph-rsid="00137f96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7" style:family="paragraph" style:parent-style-name="Standard">
      <style:text-properties style:text-line-through-style="none" style:text-line-through-type="none" style:font-name="Liberation Mono" fo:font-size="11pt" fo:language="es" fo:country="ES" fo:font-style="normal" style:text-underline-style="none" fo:font-weight="normal" officeooo:rsid="000f8029" officeooo:paragraph-rsid="000e384a" style:font-name-asian="Droid Sans Fallback" style:font-size-asian="11pt" style:font-style-asian="normal" style:font-weight-asian="normal" style:font-name-complex="Droid Sans Devanagari" style:font-size-complex="12pt" style:font-weight-complex="normal"/>
    </style:style>
    <style:style style:name="P18" style:family="paragraph" style:parent-style-name="Standard">
      <style:text-properties style:font-name="Liberation Serif" fo:font-size="12pt" officeooo:rsid="00063c85" officeooo:paragraph-rsid="00063c85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63c85" officeooo:paragraph-rsid="000e384a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063c85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solid" style:text-underline-width="auto" style:text-underline-color="font-color" officeooo:rsid="00083f96" officeooo:paragraph-rsid="00083f96" style:font-size-asian="12pt" style:font-size-complex="12pt"/>
    </style:style>
    <style:style style:name="P22" style:family="paragraph" style:parent-style-name="Standard">
      <style:text-properties style:font-name="Liberation Serif" fo:font-size="12pt" fo:font-style="normal" fo:font-weight="normal" officeooo:rsid="000af728" officeooo:paragraph-rsid="000af728" style:font-size-asian="12pt" style:font-style-asian="normal" style:font-weight-asian="normal" style:font-size-complex="12pt"/>
    </style:style>
    <style:style style:name="P23" style:family="paragraph" style:parent-style-name="Standard">
      <style:text-properties officeooo:paragraph-rsid="000f8029"/>
    </style:style>
    <style:style style:name="P24" style:family="paragraph" style:parent-style-name="Standard">
      <style:text-properties officeooo:rsid="0010747f" officeooo:paragraph-rsid="0010747f"/>
    </style:style>
    <style:style style:name="P25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37f96" officeooo:paragraph-rsid="00137f96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1" style:family="text">
      <style:text-properties style:text-line-through-style="none" style:text-line-through-type="none" fo:language="es" fo:country="ES" fo:font-style="normal" style:text-underline-style="none" fo:font-weight="normal" style:font-name-asian="Droid Sans Fallback" style:font-style-asian="normal" style:font-weight-asian="normal" style:font-name-complex="Droid Sans Devanagari" style:font-weight-complex="normal"/>
    </style:style>
    <style:style style:name="T2" style:family="text">
      <style:text-properties style:text-line-through-style="none" style:text-line-through-type="none" fo:language="es" fo:country="ES" fo:font-style="normal" style:text-underline-style="none" fo:font-weight="normal" officeooo:rsid="0007f8bf" style:font-name-asian="Droid Sans Fallback" style:font-style-asian="normal" style:font-weight-asian="normal" style:font-name-complex="Droid Sans Devanagari" style:font-weight-complex="normal"/>
    </style:style>
    <style:style style:name="T3" style:family="text">
      <style:text-properties style:text-line-through-style="none" style:text-line-through-type="none" fo:language="es" fo:country="ES" fo:font-style="normal" style:text-underline-style="none" fo:font-weight="normal" officeooo:rsid="00075343" style:font-name-asian="Droid Sans Fallback" style:font-style-asian="normal" style:font-weight-asian="normal" style:font-name-complex="Droid Sans Devanagari" style:font-weight-complex="normal"/>
    </style:style>
    <style:style style:name="T4" style:family="text">
      <style:text-properties style:text-line-through-style="none" style:text-line-through-type="none" fo:language="es" fo:country="ES" fo:font-style="normal" style:text-underline-style="none" fo:font-weight="normal" officeooo:rsid="00063c85" style:font-name-asian="Droid Sans Fallback" style:font-style-asian="normal" style:font-weight-asian="normal" style:font-name-complex="Droid Sans Devanagari" style:font-weight-complex="normal"/>
    </style:style>
    <style:style style:name="T5" style:family="text">
      <style:text-properties style:text-line-through-style="none" style:text-line-through-type="none" fo:language="es" fo:country="ES" fo:font-style="normal" style:text-underline-style="none" fo:font-weight="normal" officeooo:rsid="000706ec" style:font-name-asian="Droid Sans Fallback" style:font-style-asian="normal" style:font-weight-asian="normal" style:font-name-complex="Droid Sans Devanagari" style:font-weight-complex="normal"/>
    </style:style>
    <style:style style:name="T6" style:family="text">
      <style:text-properties style:text-line-through-style="none" style:text-line-through-type="none" fo:language="es" fo:country="ES" fo:font-style="normal" style:text-underline-style="none" fo:font-weight="normal" officeooo:rsid="00083f96" style:font-name-asian="Droid Sans Fallback" style:font-style-asian="normal" style:font-weight-asian="normal" style:font-name-complex="Droid Sans Devanagari" style:font-weight-complex="normal"/>
    </style:style>
    <style:style style:name="T7" style:family="text">
      <style:text-properties style:text-line-through-style="none" style:text-line-through-type="none" fo:language="es" fo:country="ES" fo:font-style="normal" fo:font-weight="normal" style:font-name-asian="Droid Sans Fallback" style:font-style-asian="normal" style:font-weight-asian="normal" style:font-name-complex="Droid Sans Devanagari" style:font-weight-complex="normal"/>
    </style:style>
    <style:style style:name="T8" style:family="text">
      <style:text-properties style:text-line-through-style="none" style:text-line-through-type="none" style:font-name="Liberation Serif" fo:font-size="12pt" fo:language="es" fo:country="ES" fo:font-style="normal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9" style:family="text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f8029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10" style:family="text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0747f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11" style:family="text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10bfa6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12" style:family="text">
      <style:text-properties style:text-line-through-style="none" style:text-line-through-type="none" style:font-name="Liberation Mono" fo:font-size="11pt" fo:language="es" fo:country="ES" fo:font-style="normal" style:text-underline-style="none" fo:font-weight="normal" officeooo:rsid="0010bfa6" style:font-name-asian="Droid Sans Fallback" style:font-size-asian="11pt" style:font-style-asian="normal" style:font-weight-asian="normal" style:font-name-complex="Droid Sans Devanagari" style:font-size-complex="12pt" style:font-weight-complex="normal"/>
    </style:style>
    <style:style style:name="T13" style:family="text">
      <style:text-properties officeooo:rsid="0009b3ed"/>
    </style:style>
    <style:style style:name="T14" style:family="text">
      <style:text-properties officeooo:rsid="00075343"/>
    </style:style>
    <style:style style:name="T15" style:family="text">
      <style:text-properties officeooo:rsid="0007f8bf"/>
    </style:style>
    <style:style style:name="T16" style:family="text">
      <style:text-properties officeooo:rsid="000e8abd"/>
    </style:style>
    <style:style style:name="T17" style:family="text">
      <style:text-properties officeooo:rsid="0010bfa6"/>
    </style:style>
    <style:style style:name="T18" style:family="text">
      <style:text-properties officeooo:rsid="0012a8f1"/>
    </style:style>
    <style:style style:name="T19" style:family="text">
      <style:text-properties officeooo:rsid="001699b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solver el siguiente sistema de ecuaciones con coeficientes en <draw:frame draw:style-name="fr1" draw:name="Objeto36" text:anchor-type="as-char" svg:y="-0.295cm" svg:width="0.52cm" svg:height="0.385cm" draw:z-index="1"><draw:object xlink:href="./Object 36" xlink:type="simple" xlink:show="embed" xlink:actuate="onLoad"/><draw:image xlink:href="./ObjectReplacements/Object 36" xlink:type="simple" xlink:show="embed" xlink:actuate="onLoad"/></draw:frame></text:p>
      <text:p text:style-name="P18"/>
      <text:p text:style-name="P18">x+y+z=1<text:tab/><text:tab/><text:span text:style-name="T3">⎫</text:span></text:p>
      <text:p text:style-name="P18">x+2y-z=2<text:tab/><text:tab/><text:bookmark-start text:name="__DdeLink__742_3531364089"/><text:span text:style-name="T2">⎬</text:span><text:bookmark-end text:name="__DdeLink__742_3531364089"/></text:p>
      <text:p text:style-name="P18">2x+y+4z=0<text:tab/><text:span text:style-name="T2">⎭</text:span></text:p>
      <text:p text:style-name="P1"/>
      <text:p text:style-name="P18"><text:span text:style-name="T2">T</text:span><text:span text:style-name="T1">riangularizamos</text:span></text:p>
      <text:p text:style-name="P2"/>
      <text:p text:style-name="P18"><text:span text:style-name="T1">x+y+z=1<text:tab/></text:span><text:bookmark-start text:name="__DdeLink__904_3736470861"/><text:span text:style-name="T3">⎫</text:span><text:bookmark-end text:name="__DdeLink__904_3736470861"/></text:p>
      <text:p text:style-name="P19"><text:span text:style-name="T1">y-2z=1<text:tab/></text:span><text:span text:style-name="T2">⎬</text:span></text:p>
      <text:p text:style-name="P18"><text:span text:style-name="T1">-y+2z=-2<text:tab/></text:span><text:bookmark-start text:name="__DdeLink__907_3736470861"/><text:span text:style-name="T2">⎭</text:span><text:bookmark-end text:name="__DdeLink__907_3736470861"/></text:p>
      <text:p text:style-name="P2"/>
      <text:p text:style-name="P18"><text:span text:style-name="T1">x+y+z=1<text:tab/></text:span><text:span text:style-name="T3">⎫</text:span></text:p>
      <text:p text:style-name="P18"><text:span text:style-name="T1">y-2z=1<text:tab/></text:span><text:span text:style-name="T2">⎬</text:span></text:p>
      <text:p text:style-name="P18"><text:span text:style-name="T1">0=-1<text:tab/><text:tab/></text:span><text:span text:style-name="T2">⎭</text:span></text:p>
      <text:p text:style-name="P2"/>
      <text:p text:style-name="P2">El sistema es incompatible</text:p>
      <text:p text:style-name="P2"/>
      <text:p text:style-name="P18"><text:span text:style-name="T1">Ejercicio: ¿Es</text:span><text:span text:style-name="T1"><draw:frame draw:style-name="fr1" draw:name="Objeto2" text:anchor-type="as-char" svg:y="-0.386cm" svg:width="4.353cm" svg:height="0.50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">una base de </text:span><text:span text:style-name="T1"><draw:frame draw:style-name="fr1" draw:name="Objeto1" text:anchor-type="as-char" svg:y="-0.437cm" svg:width="0.6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?</text:span></text:p>
      <text:p text:style-name="P20"><text:span text:style-name="T4">Esto es una base de</text:span><text:span text:style-name="T4"><draw:frame draw:style-name="fr1" draw:name="Objeto5" text:anchor-type="as-char" svg:y="-0.437cm" svg:width="0.688cm" svg:height="0.591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4">si y solamente si</text:span><text:span text:style-name="T5"><draw:frame draw:style-name="fr1" draw:name="Objeto3" text:anchor-type="as-char" svg:y="-0.919cm" svg:width="3.357cm" svg:height="1.626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5"> </text:span><text:span text:style-name="T6"><draw:frame draw:style-name="fr1" draw:name="Objeto4" text:anchor-type="as-char" svg:y="-0.917cm" svg:width="4.66cm" svg:height="1.623cm" draw:z-index="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21"><text:span text:style-name="T7">Teorema de </text:span><text:bookmark-start text:name="__DdeLink__847_584072510"/><text:span text:style-name="T7">Rouche-Frobenius</text:span><text:bookmark-end text:name="__DdeLink__847_584072510"/></text:p>
      <text:p text:style-name="P4"/>
      <text:p text:style-name="P4">Un sistema es compatible si y solo si el rango de la matriz de los coeficientes coincide con el rango de la matriz ampliada. Además es compatible determinado si y solo si dichos rangos coinciden con el numero de <text:span text:style-name="T18">incógnitas</text:span></text:p>
      <text:p text:style-name="P2"/>
      <text:p text:style-name="P5">Ejercicio: Estudiar el siguiente sistema de ecuaciones con coeficientes en<draw:frame draw:style-name="fr1" draw:name="Objeto35" text:anchor-type="as-char" svg:y="-0.295cm" svg:width="0.688cm" svg:height="0.448cm" draw:z-index="10"><draw:object xlink:href="./Object 35" xlink:type="simple" xlink:show="embed" xlink:actuate="onLoad"/><draw:image xlink:href="./ObjectReplacements/Object 35" xlink:type="simple" xlink:show="embed" xlink:actuate="onLoad"/></draw:frame></text:p>
      <text:p text:style-name="P5"/>
      <text:p text:style-name="P6">2x+4y+4z=1</text:p>
      <text:p text:style-name="P6">3x+y+2z=2</text:p>
      <text:p text:style-name="P5"><text:span text:style-name="T13">2x+4y=3</text:span> </text:p>
      <text:p text:style-name="P5"/>
      <text:p text:style-name="P22"><draw:frame draw:style-name="fr1" draw:name="Objeto7" text:anchor-type="as-char" svg:y="-0.919cm" svg:width="6.209cm" svg:height="1.626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to6" text:anchor-type="as-char" svg:y="-0.919cm" svg:width="3.374cm" svg:height="1.626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5"/>
      <text:p text:style-name="P7"><draw:frame draw:style-name="fr1" draw:name="Objeto8" text:anchor-type="as-char" svg:y="-0.919cm" svg:width="8.022cm" svg:height="1.626cm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P9"><text:soft-page-break/><draw:frame draw:style-name="fr1" draw:name="Objeto9" text:anchor-type="as-char" svg:y="-0.919cm" svg:width="3.978cm" svg:height="1.626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8">Como<draw:frame draw:style-name="fr1" draw:name="Objeto10" text:anchor-type="as-char" svg:y="-0.377cm" svg:width="0.984cm" svg:height="0.467cm" draw:z-index="13"><draw:object xlink:href="./Object 10" xlink:type="simple" xlink:show="embed" xlink:actuate="onLoad"/><draw:image xlink:href="./ObjectReplacements/Object 10" xlink:type="simple" xlink:show="embed" xlink:actuate="onLoad"/></draw:frame>el sistema es incompatible</text:p>
      <text:p text:style-name="P8"/>
      <text:p text:style-name="P8">Ejercicio: Estudiar el siguiente sistema con coeficientes en<draw:frame draw:style-name="fr1" draw:name="Objeto11" text:anchor-type="as-char" svg:y="-0.295cm" svg:width="0.69cm" svg:height="0.448cm" draw:z-index="17"><draw:object xlink:href="./Object 11" xlink:type="simple" xlink:show="embed" xlink:actuate="onLoad"/><draw:image xlink:href="./ObjectReplacements/Object 11" xlink:type="simple" xlink:show="embed" xlink:actuate="onLoad"/></draw:frame>y que depende del <text:span text:style-name="T16">parámetro</text:span><text:span text:style-name="T16"><draw:frame draw:style-name="fr1" draw:name="Objeto12" text:anchor-type="as-char" svg:y="-0.377cm" svg:width="0.427cm" svg:height="0.467cm" draw:z-index="1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/>
      <text:p text:style-name="P8">ax+y+z=1<text:tab/><text:span text:style-name="T14">⎫</text:span></text:p>
      <text:p text:style-name="P8">x+ay+z=0<text:tab/><text:bookmark-start text:name="__DdeLink__1046_758870161"/><text:span text:style-name="T15">⎬</text:span><text:bookmark-end text:name="__DdeLink__1046_758870161"/></text:p>
      <text:p text:style-name="P8">x+y+az=a<text:tab/><text:bookmark-start text:name="__DdeLink__1025_758870161"/><text:span text:style-name="T15">⎭</text:span><text:bookmark-end text:name="__DdeLink__1025_758870161"/></text:p>
      <text:p text:style-name="P8"/>
      <text:p text:style-name="P8"><draw:frame draw:style-name="fr1" draw:name="Objeto13" text:anchor-type="as-char" svg:y="-0.917cm" svg:width="7.322cm" svg:height="1.623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><draw:frame draw:style-name="fr1" draw:name="Objeto14" text:anchor-type="as-char" svg:y="-0.437cm" svg:width="4.362cm" svg:height="0.552cm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Si<draw:frame draw:style-name="fr1" draw:name="Objeto15" text:anchor-type="as-char" svg:y="-0.377cm" svg:width="1.623cm" svg:height="0.492cm" draw:z-index="21"><draw:object xlink:href="./Object 15" xlink:type="simple" xlink:show="embed" xlink:actuate="onLoad"/><draw:image xlink:href="./ObjectReplacements/Object 15" xlink:type="simple" xlink:show="embed" xlink:actuate="onLoad"/></draw:frame>el determ<text:span text:style-name="T17">i</text:span>n<text:span text:style-name="T18">an</text:span>te es distinto de 0, entonces el rango de la matriz de los coeficientes vale 3 y el rango de la matriz ampliada vale 3 (el rango de la matriz ampliada es mayor o igual que el de la </text:p>
      <text:p text:style-name="P10">normal, y como solo tiene 3 filas el rango máximo es 3)</text:p>
      <text:p text:style-name="P10"/>
      <text:p text:style-name="P10">a=1</text:p>
      <text:p text:style-name="P10"><draw:frame draw:style-name="fr1" draw:name="Objeto16" text:anchor-type="as-char" svg:y="-0.919cm" svg:width="3.307cm" svg:height="1.626cm" draw:z-index="22"><draw:object xlink:href="./Object 16" xlink:type="simple" xlink:show="embed" xlink:actuate="onLoad"/><draw:image xlink:href="./ObjectReplacements/Object 16" xlink:type="simple" xlink:show="embed" xlink:actuate="onLoad"/><svg:desc>fórmula</svg:desc></draw:frame><draw:frame draw:style-name="fr1" draw:name="Objeto17" text:anchor-type="as-char" svg:y="-0.919cm" svg:width="3.911cm" svg:height="1.626cm" draw:z-index="23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10"><draw:frame draw:style-name="fr1" draw:name="Objeto19" text:anchor-type="as-char" svg:y="-0.377cm" svg:width="0.977cm" svg:height="0.467cm" draw:z-index="24"><draw:object xlink:href="./Object 19" xlink:type="simple" xlink:show="embed" xlink:actuate="onLoad"/><draw:image xlink:href="./ObjectReplacements/Object 19" xlink:type="simple" xlink:show="embed" xlink:actuate="onLoad"/></draw:frame>el sistema es incompatible</text:p>
      <text:p text:style-name="P10"/>
      <text:p text:style-name="P10">a=5</text:p>
      <text:p text:style-name="P23"><text:span text:style-name="T9"><draw:frame draw:style-name="fr1" draw:name="Objeto18" text:anchor-type="as-char" svg:y="-0.919cm" svg:width="3.327cm" svg:height="1.626cm" draw:z-index="25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9"><draw:frame draw:style-name="fr1" draw:name="Objeto20" text:anchor-type="as-char" svg:y="-0.919cm" svg:width="3.374cm" svg:height="1.626cm" draw:z-index="26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9">→</text:span><text:span text:style-name="T9"><draw:frame draw:style-name="fr1" draw:name="Objeto21" text:anchor-type="as-char" svg:y="-0.917cm" svg:width="4.69cm" svg:height="1.623cm" draw:z-index="27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9">→</text:span><text:span text:style-name="T9"><draw:frame draw:style-name="fr1" draw:name="Objeto22" text:anchor-type="as-char" svg:y="-0.919cm" svg:width="3.933cm" svg:height="1.626cm" draw:z-index="28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9"> </text:span><text:span text:style-name="T9"><draw:frame draw:style-name="fr1" draw:name="Objeto24" text:anchor-type="as-char" svg:y="-0.377cm" svg:width="0.984cm" svg:height="0.467cm" draw:z-index="30"><draw:object xlink:href="./Object 24" xlink:type="simple" xlink:show="embed" xlink:actuate="onLoad"/><draw:image xlink:href="./ObjectReplacements/Object 24" xlink:type="simple" xlink:show="embed" xlink:actuate="onLoad"/></draw:frame></text:span><text:span text:style-name="T10">el sistema es incompatible</text:span></text:p>
      <text:p text:style-name="P10"/>
      <text:p text:style-name="P24"><text:span text:style-name="T9">E</text:span><text:span text:style-name="T8">jercicio: Estudiar el siguiente sistema con coeficientes en</text:span><text:span text:style-name="T8"><draw:frame draw:style-name="fr1" draw:name="Objeto23" text:anchor-type="as-char" svg:y="-0.295cm" svg:width="0.688cm" svg:height="0.448cm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8">y que depende del parámetro a</text:span></text:p>
      <text:p text:style-name="P11"/>
      <text:p text:style-name="P12">ax+y+z=1<text:tab/><text:span text:style-name="T14">⎫</text:span></text:p>
      <text:p text:style-name="P12">x+y+z=2<text:tab/><text:tab/><text:span text:style-name="T15">⎭</text:span></text:p>
      <text:p text:style-name="P10"/>
      <text:p text:style-name="P23"><text:span text:style-name="T9"><draw:frame draw:style-name="fr1" draw:name="Objeto25" text:anchor-type="as-char" svg:y="-0.644cm" svg:width="3.321cm" svg:height="1.074cm" draw:z-index="33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= 1 si a=1 ó 2 si </text:span><text:span text:style-name="T10"><draw:frame draw:style-name="fr1" draw:name="Objeto27" text:anchor-type="as-char" svg:y="-0.377cm" svg:width="0.991cm" svg:height="0.467cm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11">porque</text:span><text:span text:style-name="T10"> </text:span><text:span text:style-name="T12"><draw:frame draw:style-name="fr1" draw:name="Objeto26" text:anchor-type="as-char" svg:y="-0.64cm" svg:width="2.348cm" svg:height="1.071cm" draw:z-index="3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0"><draw:frame draw:style-name="fr1" draw:name="Objeto28" text:anchor-type="as-char" svg:y="-0.644cm" svg:width="3.916cm" svg:height="1.074cm" draw:z-index="38"><draw:object xlink:href="./Object 28" xlink:type="simple" xlink:show="embed" xlink:actuate="onLoad"/><draw:image xlink:href="./ObjectReplacements/Object 28" xlink:type="simple" xlink:show="embed" xlink:actuate="onLoad"/><svg:desc>fórmula</svg:desc></draw:frame><text:span text:style-name="T17">Si a=1 Sistema incompatible, si</text:span><text:span text:style-name="T17"><draw:frame draw:style-name="fr1" draw:name="Objeto29" text:anchor-type="as-char" svg:y="-0.377cm" svg:width="0.991cm" svg:height="0.467cm" draw:z-index="45"><draw:object xlink:href="./Object 29" xlink:type="simple" xlink:show="embed" xlink:actuate="onLoad"/><draw:image xlink:href="./ObjectReplacements/Object 29" xlink:type="simple" xlink:show="embed" xlink:actuate="onLoad"/></draw:frame></text:span><text:span text:style-name="T17">sistema compatible indeterminado</text:span></text:p>
      <text:p text:style-name="P10"/>
      <text:p text:style-name="P10"/>
      <text:p text:style-name="P10"/>
      <text:p text:style-name="P13"><text:soft-page-break/>Estudiar el siguiente sistema con coeficientes en<draw:frame draw:style-name="fr1" draw:name="Objeto30" text:anchor-type="as-char" svg:y="-0.295cm" svg:width="0.526cm" svg:height="0.385cm" draw:z-index="4"><draw:object xlink:href="./Object 30" xlink:type="simple" xlink:show="embed" xlink:actuate="onLoad"/><draw:image xlink:href="./ObjectReplacements/Object 30" xlink:type="simple" xlink:show="embed" xlink:actuate="onLoad"/></draw:frame>y que depende de los parámetros a y b</text:p>
      <text:p text:style-name="P13"/>
      <text:p text:style-name="P13">ax+y+z=1<text:tab/><text:span text:style-name="T14">⎫</text:span></text:p>
      <text:p text:style-name="P13">x+y+z=b<text:tab/><text:tab/><text:span text:style-name="T15">⎬</text:span></text:p>
      <text:p text:style-name="P13">ax+by+z=1<text:tab/><text:bookmark-start text:name="__DdeLink__1069_2500761533"/><text:span text:style-name="T15">⎭</text:span><text:bookmark-end text:name="__DdeLink__1069_2500761533"/></text:p>
      <text:p text:style-name="P13"/>
      <text:p text:style-name="P13"><draw:frame draw:style-name="fr1" draw:name="Objeto31" text:anchor-type="as-char" svg:y="-0.917cm" svg:width="7.848cm" svg:height="1.623cm" draw:z-index="6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14"><draw:frame draw:style-name="fr1" draw:name="Objeto32" text:anchor-type="as-char" svg:y="-0.386cm" svg:width="11.807cm" svg:height="0.508cm" draw:z-index="9"><draw:object xlink:href="./Object 32" xlink:type="simple" xlink:show="embed" xlink:actuate="onLoad"/><draw:image xlink:href="./ObjectReplacements/Object 32" xlink:type="simple" xlink:show="embed" xlink:actuate="onLoad"/></draw:frame>→ a=1 ó b=1</text:p>
      <text:p text:style-name="P14">Si<draw:frame draw:style-name="fr1" draw:name="Objeto34" text:anchor-type="as-char" svg:y="-0.377cm" svg:width="0.991cm" svg:height="0.467cm" draw:z-index="11"><draw:object xlink:href="./Object 34" xlink:type="simple" xlink:show="embed" xlink:actuate="onLoad"/><draw:image xlink:href="./ObjectReplacements/Object 34" xlink:type="simple" xlink:show="embed" xlink:actuate="onLoad"/></draw:frame>y<draw:frame draw:style-name="fr1" draw:name="Objeto33" text:anchor-type="as-char" svg:y="-0.377cm" svg:width="0.99cm" svg:height="0.467cm" draw:z-index="12"><draw:object xlink:href="./Object 33" xlink:type="simple" xlink:show="embed" xlink:actuate="onLoad"/><draw:image xlink:href="./ObjectReplacements/Object 33" xlink:type="simple" xlink:show="embed" xlink:actuate="onLoad"/></draw:frame>sistema compatible determinado</text:p>
      <text:p text:style-name="P14"/>
      <text:p text:style-name="P15">Si a=1</text:p>
      <text:p text:style-name="P15"/>
      <text:p text:style-name="P15"><draw:frame draw:style-name="fr1" draw:name="Objeto37" text:anchor-type="as-char" svg:y="-0.919cm" svg:width="2.769cm" svg:height="1.626cm" draw:z-index="29"><draw:object xlink:href="./Object 37" xlink:type="simple" xlink:show="embed" xlink:actuate="onLoad"/><draw:image xlink:href="./ObjectReplacements/Object 37" xlink:type="simple" xlink:show="embed" xlink:actuate="onLoad"/><svg:desc>fórmula</svg:desc></draw:frame>= 1 si b=1 ó 2 si<draw:frame draw:style-name="fr1" draw:name="Objeto38" text:anchor-type="as-char" svg:y="-0.377cm" svg:width="0.99cm" svg:height="0.467cm" draw:z-index="32"><draw:object xlink:href="./Object 38" xlink:type="simple" xlink:show="embed" xlink:actuate="onLoad"/><draw:image xlink:href="./ObjectReplacements/Object 38" xlink:type="simple" xlink:show="embed" xlink:actuate="onLoad"/></draw:frame></text:p>
      <text:p text:style-name="P15"><draw:frame draw:style-name="fr1" draw:name="Objeto39" text:anchor-type="as-char" svg:y="-0.919cm" svg:width="3.373cm" svg:height="1.626cm" draw:z-index="34"><draw:object xlink:href="./Object 39" xlink:type="simple" xlink:show="embed" xlink:actuate="onLoad"/><draw:image xlink:href="./ObjectReplacements/Object 39" xlink:type="simple" xlink:show="embed" xlink:actuate="onLoad"/><svg:desc>fórmula</svg:desc></draw:frame><draw:frame draw:style-name="fr1" draw:name="Objeto41" text:anchor-type="as-char" svg:y="-0.917cm" svg:width="8.894cm" svg:height="1.623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15"><draw:frame draw:style-name="fr1" draw:name="Objeto40" text:anchor-type="as-char" svg:y="-0.919cm" svg:width="3.373cm" svg:height="1.626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= 1 si b=1 ó 3 si<draw:frame draw:style-name="fr1" draw:name="Objeto42" text:anchor-type="as-char" svg:y="-0.377cm" svg:width="0.99cm" svg:height="0.467cm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P15"/>
      <text:p text:style-name="P15">Si a=1 y b=1 sistema compatible indeterminado</text:p>
      <text:p text:style-name="P15">Si a=1 y <draw:frame draw:style-name="fr1" draw:name="Objeto43" text:anchor-type="as-char" svg:y="-0.377cm" svg:width="0.99cm" svg:height="0.467cm" draw:z-index="41"><draw:object xlink:href="./Object 43" xlink:type="simple" xlink:show="embed" xlink:actuate="onLoad"/><draw:image xlink:href="./ObjectReplacements/Object 43" xlink:type="simple" xlink:show="embed" xlink:actuate="onLoad"/></draw:frame>sistema incompatible</text:p>
      <text:p text:style-name="P15"/>
      <text:p text:style-name="P15"><draw:frame draw:style-name="fr1" draw:name="Objeto44" text:anchor-type="as-char" svg:y="-0.919cm" svg:width="3.323cm" svg:height="1.626cm" draw:z-index="42"><draw:object xlink:href="./Object 44" xlink:type="simple" xlink:show="embed" xlink:actuate="onLoad"/><draw:image xlink:href="./ObjectReplacements/Object 44" xlink:type="simple" xlink:show="embed" xlink:actuate="onLoad"/><svg:desc>fórmula</svg:desc></draw:frame><draw:frame draw:style-name="fr1" draw:name="Objeto45" text:anchor-type="as-char" svg:y="-0.919cm" svg:width="3.914cm" svg:height="1.626cm" draw:z-index="4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15">Si<draw:frame draw:style-name="fr1" draw:name="Objeto46" text:anchor-type="as-char" svg:y="-0.377cm" svg:width="0.991cm" svg:height="0.467cm" draw:z-index="44"><draw:object xlink:href="./Object 46" xlink:type="simple" xlink:show="embed" xlink:actuate="onLoad"/><draw:image xlink:href="./ObjectReplacements/Object 46" xlink:type="simple" xlink:show="embed" xlink:actuate="onLoad"/></draw:frame>y b=1 sistema compatible indeterminado</text:p>
      <text:p text:style-name="P15"/>
      <text:p text:style-name="P15"/>
      <text:p text:style-name="P15">Ejercicio: Estudiar el siguiente sistema con coeficientes en<draw:frame draw:style-name="fr1" draw:name="Objeto47" text:anchor-type="as-char" svg:y="-0.295cm" svg:width="0.526cm" svg:height="0.385cm" draw:z-index="46"><draw:object xlink:href="./Object 47" xlink:type="simple" xlink:show="embed" xlink:actuate="onLoad"/><draw:image xlink:href="./ObjectReplacements/Object 47" xlink:type="simple" xlink:show="embed" xlink:actuate="onLoad"/></draw:frame>y que depende del parámetro<draw:frame draw:style-name="fr1" draw:name="Objeto48" text:anchor-type="as-char" svg:y="-0.377cm" svg:width="0.427cm" svg:height="0.467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5"/>
      <text:p text:style-name="P15">ax+y+z=1<text:tab/><text:bookmark-start text:name="__DdeLink__1071_2500761533"/><text:span text:style-name="T14">⎫</text:span><text:bookmark-end text:name="__DdeLink__1071_2500761533"/></text:p>
      <text:p text:style-name="P15">x-y+z=1<text:tab/><text:tab/><text:span text:style-name="T15">⎭</text:span></text:p>
      <text:p text:style-name="P15"/>
      <text:p text:style-name="P15"><draw:frame draw:style-name="fr1" draw:name="Objeto49" text:anchor-type="as-char" svg:y="-0.644cm" svg:width="3.644cm" svg:height="1.074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draw:frame draw:style-name="fr1" draw:name="Objeto50" text:anchor-type="as-char" svg:y="-0.644cm" svg:width="3.916cm" svg:height="1.074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15">Sistema compatible indeterminado</text:p>
      <text:p text:style-name="P15"/>
      <text:p text:style-name="P16">Estudiar el siguiente sistema con coeficientes en<draw:frame draw:style-name="fr2" draw:name="Objeto55" text:anchor-type="as-char" svg:y="-0.295cm" svg:width="0.69cm" svg:height="0.448cm" draw:z-index="54"><draw:object xlink:href="./Object 55" xlink:type="simple" xlink:show="embed" xlink:actuate="onLoad"/><draw:image xlink:href="./ObjectReplacements/Object 55" xlink:type="simple" xlink:show="embed" xlink:actuate="onLoad"/></draw:frame>y que depende del <text:span text:style-name="T19">parámetro</text:span> a</text:p>
      <text:p text:style-name="P16"/>
      <text:p text:style-name="P16">ax+y+z=1<text:tab/><text:span text:style-name="T14">⎫<text:tab/></text:span></text:p>
      <text:p text:style-name="P16">x+2y+az=2<text:tab/><text:span text:style-name="T15">⎭</text:span></text:p>
      <text:p text:style-name="P16"/>
      <text:p text:style-name="P16"><text:soft-page-break/><draw:frame draw:style-name="fr1" draw:name="Objeto51" text:anchor-type="as-char" svg:y="-0.644cm" svg:width="3.343cm" svg:height="1.07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draw:frame draw:style-name="fr1" draw:name="Objeto52" text:anchor-type="as-char" svg:y="-0.64cm" svg:width="2.588cm" svg:height="1.071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2a+6=0 → a=4 si<draw:frame draw:style-name="fr2" draw:name="Objeto54" text:anchor-type="as-char" svg:y="-0.377cm" svg:width="1.02cm" svg:height="0.467cm" draw:z-index="53"><draw:object xlink:href="./Object 54" xlink:type="simple" xlink:show="embed" xlink:actuate="onLoad"/><draw:image xlink:href="./ObjectReplacements/Object 54" xlink:type="simple" xlink:show="embed" xlink:actuate="onLoad"/></draw:frame>el rango vale 2</text:p>
      <text:p text:style-name="P16"/>
      <text:p text:style-name="P16">pero si a=4<draw:frame draw:style-name="fr1" draw:name="Objeto53" text:anchor-type="as-char" svg:y="-0.644cm" svg:width="3.371cm" svg:height="1.074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<text:p text:style-name="P16">El rango siempre vale 2, luego el sistema es compatible indeterminado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0:43:59.418886414</meta:creation-date>
    <meta:editing-duration>PT58M25S</meta:editing-duration>
    <meta:editing-cycles>16</meta:editing-cycles>
    <meta:generator>LibreOffice/6.0.7.3.0$Linux_X86_64 LibreOffice_project/00m0$Build-3</meta:generator>
    <dc:date>2019-01-16T23:09:28.165858542</dc:date>
    <meta:document-statistic meta:table-count="0" meta:image-count="0" meta:object-count="55" meta:page-count="4" meta:paragraph-count="69" meta:word-count="335" meta:character-count="1923" meta:non-whitespace-character-count="1634"/>
  </office:meta>
</office:document-meta>
</file>

<file path=Object 1/content.xml><?xml version="1.0" encoding="utf-8"?>
<math xmlns="http://www.w3.org/1998/Math/MathML" display="block">
  <semantics>
    <msubsup>
      <mi mathvariant="normal">ℤ</mi>
      <mn>5</mn>
      <mn>3</mn>
    </msubsup>
    <annotation encoding="StarMath 5.0">setz_ 5 ^ 3</annotation>
  </semantics>
</math>
</file>

<file path=Object 10/content.xml><?xml version="1.0" encoding="utf-8"?>
<math xmlns="http://www.w3.org/1998/Math/MathML" display="block">
  <semantics>
    <mrow>
      <mn>2</mn>
      <mo stretchy="false">≠</mo>
      <mn>3</mn>
    </mrow>
    <annotation encoding="StarMath 5.0"> 2 &lt;&gt; 3 </annotation>
  </semantics>
</math>
</file>

<file path=Object 11/content.xml><?xml version="1.0" encoding="utf-8"?>
<math xmlns="http://www.w3.org/1998/Math/MathML" display="block">
  <semantics>
    <msub>
      <mi mathvariant="normal">ℤ</mi>
      <mn>7</mn>
    </msub>
    <annotation encoding="StarMath 5.0"> setz_ 7 </annotation>
  </semantics>
</math>
</file>

<file path=Object 12/content.xml><?xml version="1.0" encoding="utf-8"?>
<math xmlns="http://www.w3.org/1998/Math/MathML" display="block">
  <semantics>
    <mi>a</mi>
    <annotation encoding="StarMath 5.0"> a</annotation>
  </semantics>
</math>
</file>

<file path=Object 13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i>a</mi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i>a</mi>
                </mtd>
              </mtr>
            </mtable>
          </mrow>
          <mo fence="true" stretchy="true">|</mo>
        </mrow>
        <mo stretchy="false">=</mo>
        <mrow>
          <msup>
            <mi>a</mi>
            <mn>3</mn>
          </msup>
          <mo stretchy="false">+</mo>
          <mn>1</mn>
          <mo stretchy="false">+</mo>
          <mn>1</mn>
          <mo stretchy="false">−</mo>
          <mi>a</mi>
          <mo stretchy="false">−</mo>
          <mi>a</mi>
          <mo stretchy="false">−</mo>
          <mi>a</mi>
        </mrow>
        <mo stretchy="false">=</mo>
        <mrow>
          <msup>
            <mi>a</mi>
            <mn>3</mn>
          </msup>
          <mo stretchy="false">+</mo>
          <mn>4</mn>
        </mrow>
      </mrow>
      <mrow>
        <mi>a</mi>
        <mo stretchy="false">+</mo>
        <mn>2</mn>
      </mrow>
    </mrow>
    <annotation encoding="StarMath 5.0">left lline matrix{a#1#1##1#a#1##1#1#a}right rline = a^ 3 +1+1-a-a-a=a^ 3 +4a+2
</annotation>
  </semantics>
</math>
</file>

<file path=Object 14/content.xml><?xml version="1.0" encoding="utf-8"?>
<math xmlns="http://www.w3.org/1998/Math/MathML" display="block">
  <semantics>
    <mrow>
      <mrow>
        <msup>
          <mi>a</mi>
          <mn>3</mn>
        </msup>
        <mo stretchy="false">+</mo>
        <mn>4</mn>
      </mrow>
      <mrow>
        <mrow>
          <mi>a</mi>
          <mo stretchy="false">+</mo>
          <mn>2</mn>
        </mrow>
        <mo stretchy="false">=</mo>
        <mn>0</mn>
      </mrow>
      <mi>→</mi>
      <mrow>
        <mi>a</mi>
        <mo stretchy="false">∈</mo>
        <mrow>
          <mo fence="true" stretchy="false">{</mo>
          <mrow>
            <mn>1,5</mn>
          </mrow>
          <mo fence="true" stretchy="false">}</mo>
        </mrow>
      </mrow>
    </mrow>
    <annotation encoding="StarMath 5.0">a^ 3 +4a+2=0 → a in lbrace 1,5 rbrace</annotation>
  </semantics>
</math>
</file>

<file path=Object 15/content.xml><?xml version="1.0" encoding="utf-8"?>
<math xmlns="http://www.w3.org/1998/Math/MathML" display="block">
  <semantics>
    <mrow>
      <mi>a</mi>
      <mo stretchy="false">∉</mo>
      <mrow>
        <mo fence="true" stretchy="false">{</mo>
        <mrow>
          <mn>1,5</mn>
        </mrow>
        <mo fence="true" stretchy="false">}</mo>
      </mrow>
    </mrow>
    <annotation encoding="StarMath 5.0"> a notin lbrace 1,5 rbrace </annotation>
  </semantics>
</math>
</file>

<file path=Object 16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n>1</mn>
      </mrow>
    </mrow>
    <annotation encoding="StarMath 5.0"> rang left(matrix{1#1#1##1#1#1##1#1#1}right)=1</annotation>
  </semantics>
</math>
</file>

<file path=Object 17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(matrix{1#1#1#1##1#1#1#0##1#1#1#1}right) =2</annotation>
  </semantics>
</math>
</file>

<file path=Object 18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5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5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5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5#1#1##1#5#1##1#1#5}right)=2</annotation>
  </semantics>
</math>
</file>

<file path=Object 19/content.xml><?xml version="1.0" encoding="utf-8"?>
<math xmlns="http://www.w3.org/1998/Math/MathML" display="block">
  <semantics>
    <mrow>
      <mn>1</mn>
      <mo stretchy="false">≠</mo>
      <mn>2</mn>
    </mrow>
    <annotation encoding="StarMath 5.0">1&lt;&gt;2 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1</mn>
            </mrow>
            <mo fence="true" stretchy="false">)</mo>
          </mrow>
          <mi>,</mi>
          <mrow>
            <mo fence="true" stretchy="false">(</mo>
            <mrow>
              <mn>2,3,1</mn>
            </mrow>
            <mo fence="true" stretchy="false">)</mo>
          </mrow>
          <mi>,</mi>
          <mrow>
            <mo fence="true" stretchy="false">(</mo>
            <mrow>
              <mn>4,0,2</mn>
            </mrow>
            <mo fence="true" stretchy="false">)</mo>
          </mrow>
        </mrow>
      </mrow>
      <mo fence="true" stretchy="false">}</mo>
    </mrow>
    <annotation encoding="StarMath 5.0"> lbrace (1,2,1),(2,3,1),(4,0,2) rbrace</annotation>
  </semantics>
</math>
</file>

<file path=Object 20/content.xml><?xml version="1.0" encoding="utf-8"?>
<math xmlns="http://www.w3.org/1998/Math/MathML" display="block">
  <semantics>
    <mrow>
      <mi mathvariant="italic">rang</mi>
      <mrow>
        <mo fence="true" stretchy="true">(</mo>
        <mrow>
          <mtable>
            <mtr>
              <mtd>
                <mn>5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5</mn>
              </mtd>
              <mtd>
                <mn>5</mn>
              </mtd>
            </mtr>
          </mtable>
        </mrow>
        <mo fence="true" stretchy="true">)</mo>
      </mrow>
    </mrow>
    <annotation encoding="StarMath 5.0">rang left(matrix{5#1#1#1##1#5#1#0##1#1#5#5}right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5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5</mn>
              </mtd>
              <mtd>
                <mn>5</mn>
              </mtd>
            </mtr>
          </mtable>
        </mrow>
        <mo fence="true" stretchy="true">|</mo>
      </mrow>
      <mo stretchy="false">=</mo>
      <mrow>
        <mn>5</mn>
        <mo stretchy="false">+</mo>
        <mn>4</mn>
        <mo stretchy="false">−</mo>
        <mn>1</mn>
        <mo stretchy="false">−</mo>
        <mn>4</mn>
      </mrow>
      <mo stretchy="false">=</mo>
      <mn>4</mn>
    </mrow>
    <annotation encoding="StarMath 5.0">left lline matrix{1#1#1##5#1#0##1#5#5}right rline=5+4-1-4=4</annotation>
  </semantics>
</math>
</file>

<file path=Object 22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5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5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5</mn>
                </mtd>
                <mtd>
                  <mn>5</mn>
                </mtd>
              </mtr>
            </mtable>
          </mrow>
          <mo fence="true" stretchy="true">)</mo>
        </mrow>
        <mo stretchy="false">=</mo>
        <mn>3</mn>
      </mrow>
    </mrow>
    <annotation encoding="StarMath 5.0">rang left(matrix{5#1#1#1##1#5#1#0##1#1#5#5}right) =3</annotation>
  </semantics>
</math>
</file>

<file path=Object 23/content.xml><?xml version="1.0" encoding="utf-8"?>
<math xmlns="http://www.w3.org/1998/Math/MathML" display="block">
  <semantics>
    <msub>
      <mi mathvariant="normal">ℤ</mi>
      <mn>5</mn>
    </msub>
    <annotation encoding="StarMath 5.0"> setz_ 5 </annotation>
  </semantics>
</math>
</file>

<file path=Object 24/content.xml><?xml version="1.0" encoding="utf-8"?>
<math xmlns="http://www.w3.org/1998/Math/MathML" display="block">
  <semantics>
    <mrow>
      <mn>2</mn>
      <mo stretchy="false">≠</mo>
      <mn>3</mn>
    </mrow>
    <annotation encoding="StarMath 5.0">2&lt;&gt;3 </annotation>
  </semantics>
</math>
</file>

<file path=Object 25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n>1</mn>
      </mrow>
    </mrow>
    <annotation encoding="StarMath 5.0"> rang left(matrix{a#1#1##1#1#1}right)=1</annotation>
  </semantics>
</math>
</file>

<file path=Object 26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i>a</mi>
              </mtd>
              <mtd>
                <mn>1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true">|</mo>
      </mrow>
      <mo stretchy="false">=</mo>
      <mrow>
        <mi>a</mi>
        <mo stretchy="false">+</mo>
        <mn>4</mn>
      </mrow>
    </mrow>
    <annotation encoding="StarMath 5.0">left lline matrix{a#1##1#1}right rline=a+4</annotation>
  </semantics>
</math>
</file>

<file path=Object 27/content.xml><?xml version="1.0" encoding="utf-8"?>
<math xmlns="http://www.w3.org/1998/Math/MathML" display="block">
  <semantics>
    <mrow>
      <mi>a</mi>
      <mo stretchy="false">≠</mo>
      <mn>1</mn>
    </mrow>
    <annotation encoding="StarMath 5.0">a &lt;&gt; 1 </annotation>
  </semantics>
</math>
</file>

<file path=Object 28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(matrix{a#1#1#1##1#1#1#2}right) =2</annotation>
  </semantics>
</math>
</file>

<file path=Object 29/content.xml><?xml version="1.0" encoding="utf-8"?>
<math xmlns="http://www.w3.org/1998/Math/MathML" display="block">
  <semantics>
    <mrow>
      <mi>a</mi>
      <mo stretchy="false">≠</mo>
      <mn>1</mn>
    </mrow>
    <annotation encoding="StarMath 5.0"> a&lt;&gt; 1 </annotation>
  </semantics>
</math>
</file>

<file path=Object 3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1</mn>
                </mtd>
              </mtr>
              <mtr>
                <mtd>
                  <mn>2</mn>
                </mtd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0</mn>
                </mtd>
                <mtd>
                  <mn>2</mn>
                </mtd>
              </mtr>
            </mtable>
          </mrow>
          <mo fence="true" stretchy="true">)</mo>
        </mrow>
        <mo stretchy="false">=</mo>
        <mn>3</mn>
      </mrow>
    </mrow>
    <annotation encoding="StarMath 5.0"> rang left(matrix{1#2#1##2#3#1##4#0#2}right)=3</annotation>
  </semantics>
</math>
</file>

<file path=Object 30/content.xml><?xml version="1.0" encoding="utf-8"?>
<math xmlns="http://www.w3.org/1998/Math/MathML" display="block">
  <semantics>
    <mi mathvariant="normal">ℝ</mi>
    <annotation encoding="StarMath 5.0"> setr </annotation>
  </semantics>
</math>
</file>

<file path=Object 31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i>a</mi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i>a</mi>
              </mtd>
              <mtd>
                <mi>b</mi>
              </mtd>
              <mtd>
                <mn>1</mn>
              </mtd>
            </mtr>
          </mtable>
        </mrow>
        <mo fence="true" stretchy="true">|</mo>
      </mrow>
      <mo stretchy="false">=</mo>
      <mrow>
        <mi>a</mi>
        <mo stretchy="false">+</mo>
        <mi>a</mi>
        <mo stretchy="false">+</mo>
        <mi>b</mi>
        <mo stretchy="false">−</mo>
        <mi>a</mi>
        <mo stretchy="false">−</mo>
        <mi mathvariant="italic">ab</mi>
        <mo stretchy="false">−</mo>
        <mn>1</mn>
      </mrow>
      <mo stretchy="false">=</mo>
      <mrow>
        <mi>a</mi>
        <mo stretchy="false">+</mo>
        <mi>b</mi>
        <mo stretchy="false">−</mo>
        <mi mathvariant="italic">ab</mi>
        <mo stretchy="false">−</mo>
        <mn>1</mn>
      </mrow>
    </mrow>
    <annotation encoding="StarMath 5.0">left lline matrix{a#1#1##1#1#1##a#b#1}right rline =a+a+b-a-ab-1=a+b-ab-1
</annotation>
  </semantics>
</math>
</file>

<file path=Object 32/content.xml><?xml version="1.0" encoding="utf-8"?>
<math xmlns="http://www.w3.org/1998/Math/MathML" display="block">
  <semantics>
    <mrow>
      <mrow>
        <mrow>
          <mi>a</mi>
          <mo stretchy="false">+</mo>
          <mi>b</mi>
          <mo stretchy="false">−</mo>
          <mi mathvariant="italic">ab</mi>
          <mo stretchy="false">−</mo>
          <mn>1</mn>
        </mrow>
        <mo stretchy="false">=</mo>
        <mn>0</mn>
      </mrow>
      <mi>→</mi>
      <mrow>
        <mi>a</mi>
        <mo stretchy="false">−</mo>
        <mn>1</mn>
        <mo stretchy="false">+</mo>
        <mi>b</mi>
      </mrow>
      <mrow>
        <mrow>
          <mo fence="true" stretchy="false">(</mo>
          <mrow>
            <mrow>
              <mn>1</mn>
              <mo stretchy="false">−</mo>
              <mi>a</mi>
            </mrow>
          </mrow>
          <mo fence="true" stretchy="false">)</mo>
        </mrow>
        <mo stretchy="false">=</mo>
        <mrow>
          <mi>a</mi>
          <mo stretchy="false">−</mo>
          <mn>1</mn>
          <mo stretchy="false">−</mo>
          <mi>b</mi>
        </mrow>
      </mrow>
      <mrow>
        <mrow>
          <mo fence="true" stretchy="false">(</mo>
          <mrow>
            <mrow>
              <mi>a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n>1</mn>
              <mo stretchy="false">−</mo>
              <mi>b</mi>
            </mrow>
          </mrow>
          <mo fence="true" stretchy="false">)</mo>
        </mrow>
        <mo stretchy="false">=</mo>
        <mn>0</mn>
      </mrow>
    </mrow>
    <annotation encoding="StarMath 5.0">a+b-ab-1=0 → a-1+b(1-a)= a-1-b(a-1)=(a-1)(1-b)=0 </annotation>
  </semantics>
</math>
</file>

<file path=Object 33/content.xml><?xml version="1.0" encoding="utf-8"?>
<math xmlns="http://www.w3.org/1998/Math/MathML" display="block">
  <semantics>
    <mrow>
      <mi>b</mi>
      <mo stretchy="false">≠</mo>
      <mn>1</mn>
    </mrow>
    <annotation encoding="StarMath 5.0"> b&lt;&gt;1  </annotation>
  </semantics>
</math>
</file>

<file path=Object 34/content.xml><?xml version="1.0" encoding="utf-8"?>
<math xmlns="http://www.w3.org/1998/Math/MathML" display="block">
  <semantics>
    <mrow>
      <mi>a</mi>
      <mo stretchy="false">≠</mo>
      <mn>1</mn>
    </mrow>
    <annotation encoding="StarMath 5.0"> a&lt;&gt;1 </annotation>
  </semantics>
</math>
</file>

<file path=Object 35/content.xml><?xml version="1.0" encoding="utf-8"?>
<math xmlns="http://www.w3.org/1998/Math/MathML" display="block">
  <semantics>
    <msub>
      <mi mathvariant="normal">ℤ</mi>
      <mn>5</mn>
    </msub>
    <annotation encoding="StarMath 5.0"> setz_ 5</annotation>
  </semantics>
</math>
</file>

<file path=Object 36/content.xml><?xml version="1.0" encoding="utf-8"?>
<math xmlns="http://www.w3.org/1998/Math/MathML" display="block">
  <semantics>
    <mi mathvariant="normal">ℚ</mi>
    <annotation encoding="StarMath 5.0">setq</annotation>
  </semantics>
</math>
</file>

<file path=Object 37/content.xml><?xml version="1.0" encoding="utf-8"?>
<math xmlns="http://www.w3.org/1998/Math/MathML" display="block">
  <semantics>
    <mrow>
      <mi mathvariant="italic">rang</mi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i>b</mi>
              </mtd>
              <mtd>
                <mn>1</mn>
              </mtd>
            </mtr>
          </mtable>
        </mrow>
        <mo fence="true" stretchy="true">)</mo>
      </mrow>
    </mrow>
    <annotation encoding="StarMath 5.0"> rang left(matrix{1#1#1##1#1#1##1#b#1}right)</annotation>
  </semantics>
</math>
</file>

<file path=Object 38/content.xml><?xml version="1.0" encoding="utf-8"?>
<math xmlns="http://www.w3.org/1998/Math/MathML" display="block">
  <semantics>
    <mrow>
      <mi>b</mi>
      <mo stretchy="false">≠</mo>
      <mn>1</mn>
    </mrow>
    <annotation encoding="StarMath 5.0"> b&lt;&gt; 1</annotation>
  </semantics>
</math>
</file>

<file path=Object 39/content.xml><?xml version="1.0" encoding="utf-8"?>
<math xmlns="http://www.w3.org/1998/Math/MathML" display="block">
  <semantics>
    <mrow>
      <mi mathvariant="italic">rang</mi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i>b</mi>
              </mtd>
            </mtr>
            <mtr>
              <mtd>
                <mn>1</mn>
              </mtd>
              <mtd>
                <mi>b</mi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rang left(matrix{1#1#1#1##1#1#1#b##1#b#1#1}right) 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4</mn>
              </mtd>
              <mtd>
                <mn>0</mn>
              </mtd>
              <mtd>
                <mn>2</mn>
              </mtd>
            </mtr>
          </mtable>
        </mrow>
        <mo fence="true" stretchy="true">|</mo>
      </mrow>
      <mo stretchy="false">=</mo>
      <mrow>
        <mn>1</mn>
        <mo stretchy="false">+</mo>
        <mn>3</mn>
        <mo stretchy="false">−</mo>
        <mn>2</mn>
        <mo stretchy="false">−</mo>
        <mn>3</mn>
      </mrow>
      <mo stretchy="false">=</mo>
      <mn>4</mn>
    </mrow>
    <annotation encoding="StarMath 5.0">left lline matrix{1#2#1##2#3#1##4#0#2}right rline = 1+3-2-3=4
</annotation>
  </semantics>
</math>
</file>

<file path=Object 40/content.xml><?xml version="1.0" encoding="utf-8"?>
<math xmlns="http://www.w3.org/1998/Math/MathML" display="block">
  <semantics>
    <mrow>
      <mi mathvariant="italic">rang</mi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i>b</mi>
              </mtd>
            </mtr>
            <mtr>
              <mtd>
                <mn>1</mn>
              </mtd>
              <mtd>
                <mi>b</mi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rang left(matrix{1#1#1#1##1#1#1#b##1#b#1#1}right)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i>b</mi>
                </mtd>
              </mtr>
              <mtr>
                <mtd>
                  <mi>b</mi>
                </mtd>
                <mtd>
                  <mn>1</mn>
                </mtd>
                <mtd>
                  <mn>1</mn>
                </mtd>
              </mtr>
            </mtable>
          </mrow>
          <mo fence="true" stretchy="true">|</mo>
        </mrow>
        <mo stretchy="false">=</mo>
        <mrow>
          <mn>1</mn>
          <mo stretchy="false">+</mo>
          <msup>
            <mi>b</mi>
            <mn>2</mn>
          </msup>
          <mo stretchy="false">+</mo>
          <mn>1</mn>
          <mo stretchy="false">−</mo>
          <mi>b</mi>
          <mo stretchy="false">−</mo>
          <mi>b</mi>
          <mo stretchy="false">−</mo>
          <mn>1</mn>
        </mrow>
        <mo stretchy="false">=</mo>
        <mrow>
          <msup>
            <mi>b</mi>
            <mn>2</mn>
          </msup>
          <mo stretchy="false">−</mo>
          <mn>2</mn>
        </mrow>
      </mrow>
      <mrow>
        <mrow>
          <mi>b</mi>
          <mo stretchy="false">+</mo>
          <mn>1</mn>
        </mrow>
        <mo stretchy="false">=</mo>
        <mrow>
          <mo fence="true" stretchy="false">(</mo>
          <mrow>
            <mrow>
              <mi>b</mi>
              <mo stretchy="false">−</mo>
              <msup>
                <mn>1</mn>
                <mn>2</mn>
              </msup>
            </mrow>
          </mrow>
          <mo fence="true" stretchy="false">)</mo>
        </mrow>
      </mrow>
    </mrow>
    <annotation encoding="StarMath 5.0">left lline matrix{1#1#1##1#1#b##b#1#1}right rline=1+b^2+1-b-b-1=b^2-2b+1=( b-1^2 )</annotation>
  </semantics>
</math>
</file>

<file path=Object 42/content.xml><?xml version="1.0" encoding="utf-8"?>
<math xmlns="http://www.w3.org/1998/Math/MathML" display="block">
  <semantics>
    <mrow>
      <mi>b</mi>
      <mo stretchy="false">≠</mo>
      <mn>1</mn>
    </mrow>
    <annotation encoding="StarMath 5.0">b&lt;&gt;1</annotation>
  </semantics>
</math>
</file>

<file path=Object 43/content.xml><?xml version="1.0" encoding="utf-8"?>
<math xmlns="http://www.w3.org/1998/Math/MathML" display="block">
  <semantics>
    <mrow>
      <mi>b</mi>
      <mo stretchy="false">≠</mo>
      <mn>1</mn>
    </mrow>
    <annotation encoding="StarMath 5.0">b&lt;&gt;1 </annotation>
  </semantics>
</math>
</file>

<file path=Object 44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i>a</mi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a#1#1##1#1#1##a#1#1}right)=2</annotation>
  </semantics>
</math>
</file>

<file path=Object 45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i>a</mi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(matrix{a#1#1#1##1#1#1#1##a#1#1#1}right) =2</annotation>
  </semantics>
</math>
</file>

<file path=Object 46/content.xml><?xml version="1.0" encoding="utf-8"?>
<math xmlns="http://www.w3.org/1998/Math/MathML" display="block">
  <semantics>
    <mrow>
      <mi>a</mi>
      <mo stretchy="false">≠</mo>
      <mn>1</mn>
    </mrow>
    <annotation encoding="StarMath 5.0">a&lt;&gt;1 </annotation>
  </semantics>
</math>
</file>

<file path=Object 47/content.xml><?xml version="1.0" encoding="utf-8"?>
<math xmlns="http://www.w3.org/1998/Math/MathML" display="block">
  <semantics>
    <mi mathvariant="normal">ℝ</mi>
    <annotation encoding="StarMath 5.0">setr</annotation>
  </semantics>
</math>
</file>

<file path=Object 48/content.xml><?xml version="1.0" encoding="utf-8"?>
<math xmlns="http://www.w3.org/1998/Math/MathML" display="block">
  <semantics>
    <mi>a</mi>
    <annotation encoding="StarMath 5.0"> a</annotation>
  </semantics>
</math>
</file>

<file path=Object 49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a#1#1##1#-1#1}right)=2</annotation>
  </semantics>
</math>
</file>

<file path=Object 5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 3 </annotation>
  </semantics>
</math>
</file>

<file path=Object 50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2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(matrix{a#1#1#1##1#1#1#2}right) =2</annotation>
  </semantics>
</math>
</file>

<file path=Object 51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i>a</mi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i>a</mi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a#1#1##1#2#a}right)=2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i>a</mi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</mtr>
            </mtable>
          </mrow>
          <mo fence="true" stretchy="true">|</mo>
        </mrow>
        <mo stretchy="false">=</mo>
        <mn>2</mn>
      </mrow>
      <mrow>
        <mi>a</mi>
        <mo stretchy="false">+</mo>
        <mn>6</mn>
      </mrow>
    </mrow>
    <annotation encoding="StarMath 5.0">left lline matrix{a#1##1#2}right rline=2a+6</annotation>
  </semantics>
</math>
</file>

<file path=Object 53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4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2</mn>
                </mtd>
                <mtd>
                  <mn>4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4#1#1##1#2#4}right)=2</annotation>
  </semantics>
</math>
</file>

<file path=Object 54/content.xml><?xml version="1.0" encoding="utf-8"?>
<math xmlns="http://www.w3.org/1998/Math/MathML" display="block">
  <semantics>
    <mrow>
      <mi>a</mi>
      <mo stretchy="false">≠</mo>
      <mn>4</mn>
    </mrow>
    <annotation encoding="StarMath 5.0"> a&lt;&gt;4 </annotation>
  </semantics>
</math>
</file>

<file path=Object 55/content.xml><?xml version="1.0" encoding="utf-8"?>
<math xmlns="http://www.w3.org/1998/Math/MathML" display="block">
  <semantics>
    <msub>
      <mi mathvariant="normal">ℤ</mi>
      <mn>7</mn>
    </msub>
    <annotation encoding="StarMath 5.0"> setz_7 </annotation>
  </semantics>
</math>
</file>

<file path=Object 6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2</mn>
                </mtd>
                <mtd>
                  <mn>4</mn>
                </mtd>
                <mtd>
                  <mn>4</mn>
                </mtd>
              </mtr>
              <mtr>
                <mtd>
                  <mn>3</mn>
                </mtd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4</mn>
                </mtd>
                <mtd>
                  <mn>0</mn>
                </mtd>
              </mtr>
            </mtable>
          </mrow>
          <mo fence="true" stretchy="true">)</mo>
        </mrow>
        <mo stretchy="false">=</mo>
        <mn>2</mn>
      </mrow>
    </mrow>
    <annotation encoding="StarMath 5.0"> rang left(matrix{2#4#4##3#1#2##2#4#0}right)=2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4</mn>
              </mtd>
              <mtd>
                <mn>4</mn>
              </mtd>
            </mtr>
            <mtr>
              <mtd>
                <mn>3</mn>
              </mtd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4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4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4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2#4#4##3#1#2##2#4#0}right)sim left(matrix{2#4#4##0#0#1##0#0#1}right) sim left(matrix{2#4#4##0#0#1##0#0#0}right)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4</mn>
              </mtd>
              <mtd>
                <mn>4</mn>
              </mtd>
              <mtd>
                <mn>1</mn>
              </mtd>
            </mtr>
            <mtr>
              <mtd>
                <mn>3</mn>
              </mtd>
              <mtd>
                <mn>1</mn>
              </mtd>
              <mtd>
                <mn>2</mn>
              </mtd>
              <mtd>
                <mn>2</mn>
              </mtd>
            </mtr>
            <mtr>
              <mtd>
                <mn>2</mn>
              </mtd>
              <mtd>
                <mn>4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4</mn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4</mn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4</mn>
              </mtd>
            </mtr>
          </mtable>
        </mrow>
        <mo fence="true" stretchy="true">)</mo>
      </mrow>
    </mrow>
    <annotation encoding="StarMath 5.0"> left(matrix{2#4#4#1##3#1#2#2##2#4#0#3}right) sim  left(matrix{2#4#4#1##0#0#1#3##0#0#1#2}right) sim
left(matrix{2#4#4#1##0#0#1#3##0#0#0#4}right)
</annotation>
  </semantics>
</math>
</file>

<file path=Object 9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2</mn>
                </mtd>
                <mtd>
                  <mn>4</mn>
                </mtd>
                <mtd>
                  <mn>4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  <mtd>
                  <mn>2</mn>
                </mtd>
                <mtd>
                  <mn>2</mn>
                </mtd>
              </mtr>
              <mtr>
                <mtd>
                  <mn>2</mn>
                </mtd>
                <mtd>
                  <mn>4</mn>
                </mtd>
                <mtd>
                  <mn>0</mn>
                </mtd>
                <mtd>
                  <mn>3</mn>
                </mtd>
              </mtr>
            </mtable>
          </mrow>
          <mo fence="true" stretchy="true">)</mo>
        </mrow>
        <mo stretchy="false">=</mo>
        <mn>3</mn>
      </mrow>
    </mrow>
    <annotation encoding="StarMath 5.0">rang left(matrix{2#4#4#1##3#1#2#2##2#4#0#3}right) =3</annotation>
  </semantics>
</math>
</file>